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style="italic" fo:font-weight="bold" style:font-size-asian="11.3500003814697pt" style:font-style-asian="italic" style:font-weight-asian="bold" style:font-size-complex="13pt" style:font-style-complex="italic" style:font-weight-complex="bold"/>
    </style:style>
    <style:style style:name="P2" style:family="paragraph" style:parent-style-name="Standard">
      <style:paragraph-properties fo:text-align="center" style:justify-single-word="false"/>
      <style:text-properties fo:font-size="13pt" fo:font-style="italic" fo:font-weight="bold" officeooo:rsid="0008061a" officeooo:paragraph-rsid="0008061a" style:font-size-asian="11.3500003814697pt" style:font-style-asian="italic" style:font-weight-asian="bold" style:font-size-complex="13pt" style:font-style-complex="italic" style:font-weight-complex="bold"/>
    </style:style>
    <style:style style:name="P3" style:family="paragraph" style:parent-style-name="Standard">
      <style:paragraph-properties fo:text-align="start" style:justify-single-word="false"/>
      <style:text-properties fo:font-size="12pt" fo:font-style="normal" fo:font-weight="normal" officeooo:rsid="0008061a" officeooo:paragraph-rsid="0008061a"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normal" officeooo:rsid="00097dcf" officeooo:paragraph-rsid="00097dcf" style:font-size-asian="10.5pt" style:font-style-asian="normal" style:font-weight-asian="normal" style:font-size-complex="12pt" style:font-style-complex="normal" style:font-weight-complex="normal"/>
    </style:style>
    <style:style style:name="T1" style:family="text">
      <style:text-properties officeooo:rsid="000806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Ά<text:span text:style-name="T1">σκηση 3 Λειτουργικά Συστήματα</text:span></text:p>
      <text:p text:style-name="P2">Νίκος Κουτσοβασίλης</text:p>
      <text:p text:style-name="P2">Α.Μ. 1115201500076</text:p>
      <text:p text:style-name="P3"/>
      <text:p text:style-name="P3">Για την δημιουργία των shared page και την τοποθέτησή τους χρησιμοποιώ μία global μεταβλητή που είναι ένας πίνακας από shared pages 32 θέσεων. Πρόσθεσα στην δομή proc ένα πεδίο που είναι ο πίνακας με τις ελεύθερες θέσεις του address space της για να μπει μία shared page.</text:p>
      <text:p text:style-name="P3"/>
      <text:p text:style-name="P3">To struct spinlock slk που βρίσκεται και αυτό στην αρχή του αρχείου proc.c, βοηθάει στον συγχρονισμό για την προηγούμενη δομή. </text:p>
      <text:p text:style-name="P3"/>
      <text:p text:style-name="P4">Η συνάρτηση map() υλοποίθηκε για να καλώ την mappages και να γίνεται το map που θέλουμε.</text:p>
      <text:p text:style-name="P4">Αντίστοιχα η συνάρτηση walk() για να καλώ την walkpgdir.</text:p>
      <text:p text:style-name="P4"/>
      <text:p text:style-name="P4">Χρειάστηκαν αλλαγές στην fork(),exti() [proc.c] , copyuvm(),freevm() [vm.c] argptr() [syscall.c]</text:p>
      <text:p text:style-name="P4">καθώς και στο [sysproc.c] για τα system calls που έπρεπε να υλοποιηθούν. Πρόσθεσα τα αρχεία [sem.c sem.h] όπου βρίσκονται τα system calls για τους semaphores, καθώς και το structs.h που βρίσκονται τα κατάλληλα typedefs και οι δομές που όρισα.</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6:30:10.042005181</meta:creation-date>
    <dc:date>2018-01-08T16:49:25.470651190</dc:date>
    <meta:editing-duration>PT8M25S</meta:editing-duration>
    <meta:editing-cycles>1</meta:editing-cycles>
    <meta:document-statistic meta:table-count="0" meta:image-count="0" meta:object-count="0" meta:page-count="1" meta:paragraph-count="9" meta:word-count="149" meta:character-count="947" meta:non-whitespace-character-count="806"/>
    <meta:generator>LibreOffice/5.1.6.2$Linux_X86_64 LibreOffice_project/10m0$Build-2</meta:generator>
  </office:meta>
</office:document-meta>
</file>